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19.8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fo:border-bottom="0.018cm solid #000000" fo:border-left="0.088cm solid #000000" fo:border-right="0.018cm solid #000000" fo:border-top="0.018cm solid #000000" style:vertical-align="middle"/>
    </style:style>
    <style:style style:name="ce4" style:family="table-cell" style:parent-style-name="Default" style:data-style-name="N36">
      <style:table-cell-properties fo:border-bottom="none" fo:border-left="none" fo:border-right="none" fo:border-top="0.088cm solid #000000" style:vertical-align="middle"/>
    </style:style>
    <style:style style:name="ce5" style:family="table-cell" style:parent-style-name="Default" style:data-style-name="N36">
      <style:table-cell-properties fo:border="none" style:vertical-align="middle"/>
    </style:style>
    <style:style style:name="ce6" style:family="table-cell" style:parent-style-name="Default" style:data-style-name="N36"/>
    <style:style style:name="ce7" style:family="table-cell" style:parent-style-name="Default">
      <style:table-cell-properties fo:border-bottom="0.088cm solid #000000" style:text-align-source="fix" style:repeat-content="false" fo:border-left="0.01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40">
      <style:table-cell-properties fo:border="0.018cm solid #000000" style:vertical-align="middle"/>
    </style:style>
    <style:style style:name="ce9" style:family="table-cell" style:parent-style-name="Default" style:data-style-name="N40">
      <style:table-cell-properties fo:border-bottom="none" fo:border-left="none" fo:border-right="none" fo:border-top="0.088cm solid #000000" style:vertical-align="middle"/>
    </style:style>
    <style:style style:name="ce10" style:family="table-cell" style:parent-style-name="Default" style:data-style-name="N40">
      <style:table-cell-properties fo:border="none" style:vertical-align="middle"/>
    </style:style>
    <style:style style:name="ce11" style:family="table-cell" style:parent-style-name="Default" style:data-style-name="N40"/>
    <style:style style:name="ce12" style:family="table-cell" style:parent-style-name="Default">
      <style:table-cell-properties fo:border-bottom="0.088cm solid #000000" style:text-align-source="fix" style:repeat-content="false" fo:border-left="0.018cm solid #000000" fo:border-right="0.002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</style:style>
    <style:style style:name="ce14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wrap-option="wrap" fo:border="0.018cm solid #000000" style:vertical-align="middle"/>
    </style:style>
    <style:style style:name="ce16" style:family="table-cell" style:parent-style-name="Default">
      <style:table-cell-properties fo:border-bottom="none" fo:wrap-option="wrap" fo:border-left="none" fo:border-right="none" fo:border-top="0.088cm solid #000000" style:vertical-align="middle"/>
    </style:style>
    <style:style style:name="ce17" style:family="table-cell" style:parent-style-name="Default">
      <style:table-cell-properties fo:wrap-option="wrap" fo:border="none" style:vertical-align="middle"/>
    </style:style>
    <style:style style:name="ce18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40">
      <style:table-cell-properties fo:border-bottom="0.002cm solid #000000" fo:border-left="0.002cm solid #000000" fo:border-right="0.088cm solid #000000" fo:border-top="0.002cm solid #000000" style:vertical-align="middle"/>
    </style:style>
    <style:style style:name="ce20" style:family="table-cell" style:parent-style-name="Default" style:data-style-name="N40">
      <style:table-cell-properties fo:border-bottom="0.018cm solid #000000" fo:border-left="0.018cm solid #000000" fo:border-right="0.088cm solid #000000" fo:border-top="0.002cm solid #000000" style:vertical-align="middle"/>
    </style:style>
    <style:style style:name="ce21" style:family="table-cell" style:parent-style-name="Default" style:data-style-name="N40">
      <style:table-cell-properties fo:border-bottom="0.018cm solid #000000" fo:border-left="0.018cm solid #000000" fo:border-right="0.088cm solid #000000" fo:border-top="0.018cm solid #000000" style:vertical-align="middl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3" table:default-cell-style-name="ce11"/>
        <table:table-column table:style-name="co4" table:default-cell-style-name="ce11"/>
        <table:table-column table:style-name="co5" table:default-cell-style-name="Default"/>
        <table:table-column table:style-name="co1" table:default-cell-style-name="Default"/>
        <table:table-row table:style-name="ro2">
          <table:table-cell table:style-name="ce1" office:value-type="string" table:number-columns-spanned="5" table:number-rows-spanned="1">
            <text:p>Controle das atividades realizadas no mês de Setembro</text:p>
          </table:table-cell>
          <table:covered-table-cell table:style-name="ce1"/>
          <table:covered-table-cell table:style-name="ce1"/>
          <table:covered-table-cell table:style-name="ce1"/>
          <table:covered-table-cell/>
        </table:table-row>
        <table:table-row table:style-name="ro2">
          <table:table-cell table:style-name="ce2" office:value-type="string">
            <text:p>Data</text:p>
          </table:table-cell>
          <table:table-cell table:style-name="ce7" office:value-type="string">
            <text:p>Início</text:p>
          </table:table-cell>
          <table:table-cell table:style-name="ce7" office:value-type="string">
            <text:p>Término</text:p>
          </table:table-cell>
          <table:table-cell table:style-name="ce12" office:value-type="string">
            <text:p>Ações realizadas</text:p>
          </table:table-cell>
          <table:table-cell table:style-name="ce18" office:value-type="string">
            <text:p>Horas</text:p>
          </table:table-cell>
        </table:table-row>
        <table:table-row table:style-name="ro3">
          <table:table-cell table:style-name="ce3" office:value-type="date" office:date-value="2011-09-05">
            <text:p>05/09/2011</text:p>
          </table:table-cell>
          <table:table-cell table:style-name="ce8" office:value-type="time" office:time-value="PT16H17M00S">
            <text:p>16:17</text:p>
          </table:table-cell>
          <table:table-cell table:style-name="ce8" office:value-type="time" office:time-value="PT18H45M00S">
            <text:p>18:45</text:p>
          </table:table-cell>
          <table:table-cell table:style-name="ce13" office:value-type="string">
            <text:p>Leitura do arquivo "proposta aprovada edital 64.pdf", leitura parcial do arquivo "03Template_Termo_Abertura_1.0.doc", visualização das telas salvas em "[Mockups] Arquivos", início da escolha das técnologias utilizadas no projeto com o Cally e auxílio de utilização do SVN ao Tiago.</text:p>
          </table:table-cell>
          <table:table-cell table:style-name="ce19" table:formula="of:=[.C3]-[.B3]" office:value-type="time" office:time-value="PT02H28M00S">
            <text:p>02:28</text:p>
          </table:table-cell>
        </table:table-row>
        <table:table-row table:style-name="ro4">
          <table:table-cell table:style-name="ce3" office:value-type="date" office:date-value="2011-09-06">
            <text:p>06/09/2011</text:p>
          </table:table-cell>
          <table:table-cell table:style-name="ce8" office:value-type="time" office:time-value="PT16H27M00S">
            <text:p>16:27</text:p>
          </table:table-cell>
          <table:table-cell table:style-name="ce8" office:value-type="time" office:time-value="PT17H11M00S">
            <text:p>17:11</text:p>
          </table:table-cell>
          <table:table-cell table:style-name="ce13" office:value-type="string">
            <text:p>Termino de leitura do arquivo "03Template_Termo_Abertura_1.0.doc" e envio de observações para o Cally.</text:p>
          </table:table-cell>
          <table:table-cell table:style-name="ce19" table:formula="of:=[.C4]-[.B4]" office:value-type="time" office:time-value="PT00H44M00S">
            <text:p>00:44</text:p>
          </table:table-cell>
        </table:table-row>
        <table:table-row table:style-name="ro4">
          <table:table-cell table:style-name="ce3" office:value-type="date" office:date-value="2011-09-06">
            <text:p>06/09/2011</text:p>
          </table:table-cell>
          <table:table-cell table:style-name="ce8" office:value-type="time" office:time-value="PT17H20M00S">
            <text:p>17:20</text:p>
          </table:table-cell>
          <table:table-cell table:style-name="ce8" office:value-type="time" office:time-value="PT17H39M00S">
            <text:p>17:39</text:p>
          </table:table-cell>
          <table:table-cell table:style-name="ce13" office:value-type="string">
            <text:p>Leitura das Atas contidas na pastas "3- Atas de reuniões"</text:p>
          </table:table-cell>
          <table:table-cell table:style-name="ce19" table:formula="of:=[.C5]-[.B5]" office:value-type="time" office:time-value="PT00H19M00S">
            <text:p>00:19</text:p>
          </table:table-cell>
        </table:table-row>
        <table:table-row table:style-name="ro4">
          <table:table-cell table:style-name="ce3" office:value-type="date" office:date-value="2011-09-06">
            <text:p>06/09/2011</text:p>
          </table:table-cell>
          <table:table-cell table:style-name="ce8" office:value-type="time" office:time-value="PT18H00M00S">
            <text:p>18:00</text:p>
          </table:table-cell>
          <table:table-cell table:style-name="ce8" office:value-type="time" office:time-value="PT18H15M00S">
            <text:p>18:15</text:p>
          </table:table-cell>
          <table:table-cell table:style-name="ce13" office:value-type="string">
            <text:p>Leitura do template Especificação Geral de requisitos</text:p>
          </table:table-cell>
          <table:table-cell table:style-name="ce19" table:formula="of:=[.C6]-[.B6]" office:value-type="time" office:time-value="PT00H15M00S">
            <text:p>00:15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8" office:value-type="time" office:time-value="PT15H57M00S">
            <text:p>15:57</text:p>
          </table:table-cell>
          <table:table-cell table:style-name="ce8" office:value-type="time" office:time-value="PT16H04M00S">
            <text:p>16:04</text:p>
          </table:table-cell>
          <table:table-cell table:style-name="ce13" office:value-type="string">
            <text:p>Leitura dos arquivos contidos em "7- Especificação de casos de uso"</text:p>
          </table:table-cell>
          <table:table-cell table:style-name="ce19" table:formula="of:=[.C7]-[.B7]" office:value-type="time" office:time-value="PT00H07M00S">
            <text:p>00:07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8" office:value-type="time" office:time-value="PT16H04M00S">
            <text:p>16:04</text:p>
          </table:table-cell>
          <table:table-cell table:style-name="ce8" office:value-type="time" office:time-value="PT16H19M00S">
            <text:p>16:19</text:p>
          </table:table-cell>
          <table:table-cell table:style-name="ce13" office:value-type="string">
            <text:p>Leitura dos arquivos contidos em "8- Especificação de banco de dados"</text:p>
          </table:table-cell>
          <table:table-cell table:style-name="ce19" table:formula="of:=[.C8]-[.B8]" office:value-type="time" office:time-value="PT00H15M00S">
            <text:p>00:15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8" office:value-type="time" office:time-value="PT16H20M00S">
            <text:p>16:20</text:p>
          </table:table-cell>
          <table:table-cell table:style-name="ce8" office:value-type="time" office:time-value="PT16H44M00S">
            <text:p>16:44</text:p>
          </table:table-cell>
          <table:table-cell table:style-name="ce13" office:value-type="string">
            <text:p>Leitura dos itens contidos em "banco_pids"</text:p>
          </table:table-cell>
          <table:table-cell table:style-name="ce19" table:formula="of:=[.C9]-[.B9]" office:value-type="time" office:time-value="PT00H24M00S">
            <text:p>00:24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8" office:value-type="time" office:time-value="PT16H44M00S">
            <text:p>16:44</text:p>
          </table:table-cell>
          <table:table-cell table:style-name="ce8" office:value-type="time" office:time-value="PT16H57M00S">
            <text:p>16:57</text:p>
          </table:table-cell>
          <table:table-cell table:style-name="ce13" office:value-type="string">
            <text:p>Leitura dos itens contidos em "Cally"</text:p>
          </table:table-cell>
          <table:table-cell table:style-name="ce19" table:formula="of:=[.C10]-[.B10]" office:value-type="time" office:time-value="PT00H13M00S">
            <text:p>00:13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8" office:value-type="time" office:time-value="PT16H57M00S">
            <text:p>16:57</text:p>
          </table:table-cell>
          <table:table-cell table:style-name="ce8" office:value-type="time" office:time-value="PT17H22M00S">
            <text:p>17:22</text:p>
          </table:table-cell>
          <table:table-cell table:style-name="ce13" office:value-type="string">
            <text:p>Leitura do arquivo "2 VA Engenharia.doc"</text:p>
          </table:table-cell>
          <table:table-cell table:style-name="ce19" table:formula="of:=[.C11]-[.B11]" office:value-type="time" office:time-value="PT00H25M00S">
            <text:p>00:25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8" office:value-type="time" office:time-value="PT16H35M00S">
            <text:p>16:35</text:p>
          </table:table-cell>
          <table:table-cell table:style-name="ce8" office:value-type="time" office:time-value="PT17H59M00S">
            <text:p>17:59</text:p>
          </table:table-cell>
          <table:table-cell table:style-name="ce13" office:value-type="string">
            <text:p>Estudo da tecnologia Hibernate.</text:p>
          </table:table-cell>
          <table:table-cell table:style-name="ce19" table:formula="of:=[.C12]-[.B12]" office:value-type="time" office:time-value="PT01H24M00S">
            <text:p>01:24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8" office:value-type="time" office:time-value="PT18H00M00S">
            <text:p>18:00</text:p>
          </table:table-cell>
          <table:table-cell table:style-name="ce8" office:value-type="time" office:time-value="PT18H19M00S">
            <text:p>18:19</text:p>
          </table:table-cell>
          <table:table-cell table:style-name="ce13" office:value-type="string">
            <text:p>Estudo da tecnologia JPA.</text:p>
          </table:table-cell>
          <table:table-cell table:style-name="ce19" table:formula="of:=[.C13]-[.B13]" office:value-type="time" office:time-value="PT00H19M00S">
            <text:p>00:19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8" office:value-type="time" office:time-value="PT18H19M00S">
            <text:p>18:19</text:p>
          </table:table-cell>
          <table:table-cell table:style-name="ce8" office:value-type="time" office:time-value="PT18H43M00S">
            <text:p>18:43</text:p>
          </table:table-cell>
          <table:table-cell table:style-name="ce13" office:value-type="string">
            <text:p>Estudos iniciais do framework Spring</text:p>
          </table:table-cell>
          <table:table-cell table:style-name="ce19" table:formula="of:=[.C14]-[.B14]" office:value-type="time" office:time-value="PT00H24M00S">
            <text:p>00:24</text:p>
          </table:table-cell>
        </table:table-row>
        <table:table-row table:style-name="ro4">
          <table:table-cell table:style-name="ce3" office:value-type="date" office:date-value="2011-09-09">
            <text:p>09/09/2011</text:p>
          </table:table-cell>
          <table:table-cell table:style-name="ce8" office:value-type="time" office:time-value="PT16H00M00S">
            <text:p>16:00</text:p>
          </table:table-cell>
          <table:table-cell table:style-name="ce8" office:value-type="time" office:time-value="PT17H05M00S">
            <text:p>17:05</text:p>
          </table:table-cell>
          <table:table-cell table:style-name="ce13" office:value-type="string">
            <text:p>Estudos do framework Spring e suas integrações</text:p>
          </table:table-cell>
          <table:table-cell table:style-name="ce19" table:formula="of:=[.C15]-[.B15]" office:value-type="time" office:time-value="PT01H05M00S">
            <text:p>01:05</text:p>
          </table:table-cell>
        </table:table-row>
        <table:table-row table:style-name="ro4">
          <table:table-cell table:style-name="ce3" office:value-type="date" office:date-value="2011-09-09">
            <text:p>09/09/2011</text:p>
          </table:table-cell>
          <table:table-cell table:style-name="ce8" office:value-type="time" office:time-value="PT17H20M00S">
            <text:p>17:20</text:p>
          </table:table-cell>
          <table:table-cell table:style-name="ce8" office:value-type="time" office:time-value="PT18H30M00S">
            <text:p>18:30</text:p>
          </table:table-cell>
          <table:table-cell table:style-name="ce13" office:value-type="string">
            <text:p>Download e testes iniciais sobre o Hibernate + JPA</text:p>
          </table:table-cell>
          <table:table-cell table:style-name="ce19" table:formula="of:=[.C16]-[.B16]" office:value-type="time" office:time-value="PT01H10M00S">
            <text:p>01:10</text:p>
          </table:table-cell>
        </table:table-row>
        <table:table-row table:style-name="ro4">
          <table:table-cell table:style-name="ce3" office:value-type="date" office:date-value="2011-09-12">
            <text:p>12/09/2011</text:p>
          </table:table-cell>
          <table:table-cell table:style-name="ce8" office:value-type="time" office:time-value="PT16H00M00S">
            <text:p>16:00</text:p>
          </table:table-cell>
          <table:table-cell table:style-name="ce8" office:value-type="time" office:time-value="PT18H50M00S">
            <text:p>18:50</text:p>
          </table:table-cell>
          <table:table-cell table:style-name="ce13" office:value-type="string">
            <text:p>Estudos / Download / Configuração de banco de dados e frameworks (ainda em desenvolvimento)</text:p>
          </table:table-cell>
          <table:table-cell table:style-name="ce19" table:formula="of:=[.C17]-[.B17]" office:value-type="time" office:time-value="PT02H50M00S">
            <text:p>02:50</text:p>
          </table:table-cell>
        </table:table-row>
        <table:table-row table:style-name="ro4">
          <table:table-cell table:style-name="ce3" office:value-type="date" office:date-value="2011-09-13">
            <text:p>13/09/2011</text:p>
          </table:table-cell>
          <table:table-cell table:style-name="ce8" office:value-type="time" office:time-value="PT16H00M00S">
            <text:p>16:00</text:p>
          </table:table-cell>
          <table:table-cell table:style-name="ce8" office:value-type="time" office:time-value="PT18H50M00S">
            <text:p>18:50</text:p>
          </table:table-cell>
          <table:table-cell table:style-name="ce14" office:value-type="string">
            <text:p>Estudos e configuração do banco de dados e frameworks</text:p>
          </table:table-cell>
          <table:table-cell table:style-name="ce19" table:formula="of:=[.C18]-[.B18]" office:value-type="time" office:time-value="PT02H50M00S">
            <text:p>02:50</text:p>
          </table:table-cell>
        </table:table-row>
        <table:table-row table:style-name="ro4">
          <table:table-cell table:style-name="ce3" office:value-type="date" office:date-value="2011-08-14">
            <text:p>14/08/2011</text:p>
          </table:table-cell>
          <table:table-cell table:style-name="ce8" office:value-type="time" office:time-value="PT17H00M00S">
            <text:p>17:00</text:p>
          </table:table-cell>
          <table:table-cell table:style-name="ce8" office:value-type="time" office:time-value="PT18H50M00S">
            <text:p>18:50</text:p>
          </table:table-cell>
          <table:table-cell table:style-name="ce13" office:value-type="string">
            <text:p>Criação de um projeto teste para confecção do tutorial (ainda em desenvolvimento)</text:p>
          </table:table-cell>
          <table:table-cell table:style-name="ce19" table:formula="of:=[.C19]-[.B19]" office:value-type="time" office:time-value="PT01H50M00S">
            <text:p>01:50</text:p>
          </table:table-cell>
        </table:table-row>
        <table:table-row table:style-name="ro4">
          <table:table-cell table:style-name="ce3" office:value-type="date" office:date-value="2011-09-15">
            <text:p>15/09/2011</text:p>
          </table:table-cell>
          <table:table-cell table:style-name="ce8" office:value-type="time" office:time-value="PT15H39M00S">
            <text:p>15:39</text:p>
          </table:table-cell>
          <table:table-cell table:style-name="ce8" office:value-type="time" office:time-value="PT17H20M00S">
            <text:p>17:20</text:p>
          </table:table-cell>
          <table:table-cell table:style-name="ce13" office:value-type="string">
            <text:p>Correção de erros do projeto inicial</text:p>
          </table:table-cell>
          <table:table-cell table:style-name="ce19" table:formula="of:=[.C20]-[.B20]" office:value-type="time" office:time-value="PT01H41M00S">
            <text:p>01:41</text:p>
          </table:table-cell>
        </table:table-row>
        <table:table-row table:style-name="ro4">
          <table:table-cell table:style-name="ce3" office:value-type="date" office:date-value="2011-09-15">
            <text:p>15/09/2011</text:p>
          </table:table-cell>
          <table:table-cell table:style-name="ce8" office:value-type="time" office:time-value="PT17H40M00S">
            <text:p>17:40</text:p>
          </table:table-cell>
          <table:table-cell table:style-name="ce8" office:value-type="time" office:time-value="PT18H00M00S">
            <text:p>18:00</text:p>
          </table:table-cell>
          <table:table-cell table:style-name="ce13" office:value-type="string">
            <text:p>Inicio da adição de primefaces e facelets no projeto</text:p>
          </table:table-cell>
          <table:table-cell table:style-name="ce19" table:formula="of:=[.C21]-[.B21]" office:value-type="time" office:time-value="PT00H20M00S">
            <text:p>00:20</text:p>
          </table:table-cell>
        </table:table-row>
        <table:table-row table:style-name="ro4">
          <table:table-cell table:style-name="ce3" office:value-type="date" office:date-value="2011-09-15">
            <text:p>15/09/2011</text:p>
          </table:table-cell>
          <table:table-cell table:style-name="ce8" office:value-type="time" office:time-value="PT18H00M00S">
            <text:p>18:00</text:p>
          </table:table-cell>
          <table:table-cell table:style-name="ce8" office:value-type="time" office:time-value="PT18H33M00S">
            <text:p>18:33</text:p>
          </table:table-cell>
          <table:table-cell table:style-name="ce15" office:value-type="string">
            <text:p>Criação do template e configuração de css</text:p>
          </table:table-cell>
          <table:table-cell table:style-name="ce20" table:formula="of:=[.C22]-[.B22]" office:value-type="time" office:time-value="PT00H33M00S">
            <text:p>00:33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8" office:value-type="time" office:time-value="PT16H04M00S">
            <text:p>16:04</text:p>
          </table:table-cell>
          <table:table-cell table:style-name="ce8" office:value-type="time" office:time-value="PT16H30M00S">
            <text:p>16:30</text:p>
          </table:table-cell>
          <table:table-cell table:style-name="ce15" office:value-type="string">
            <text:p>Leitura do Termo de Abertura e Construção do Diagrama Geral de Caso de uso</text:p>
          </table:table-cell>
          <table:table-cell table:style-name="ce21" table:formula="of:=[.C23]-[.B23]" office:value-type="time" office:time-value="PT00H26M00S">
            <text:p>00:26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8" office:value-type="time" office:time-value="PT16H35M00S">
            <text:p>16:35</text:p>
          </table:table-cell>
          <table:table-cell table:style-name="ce8" office:value-type="time" office:time-value="PT16H50M00S">
            <text:p>16:50</text:p>
          </table:table-cell>
          <table:table-cell table:style-name="ce15" office:value-type="string">
            <text:p>Ajuda ao Tiago sobre o requisitos de manter usuário pelo Skype</text:p>
          </table:table-cell>
          <table:table-cell table:style-name="ce21" table:formula="of:=[.C24]-[.B24]" office:value-type="time" office:time-value="PT00H15M00S">
            <text:p>00:15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8" office:value-type="time" office:time-value="PT16H50M00S">
            <text:p>16:50</text:p>
          </table:table-cell>
          <table:table-cell table:style-name="ce8" office:value-type="time" office:time-value="PT17H28M00S">
            <text:p>17:28</text:p>
          </table:table-cell>
          <table:table-cell table:style-name="ce15" office:value-type="string">
            <text:p>Finalização da adição de PrimeFaces e Facelets no projeto, além de configuração do CSS</text:p>
          </table:table-cell>
          <table:table-cell table:style-name="ce21" table:formula="of:=[.C25]-[.B25]" office:value-type="time" office:time-value="PT00H38M00S">
            <text:p>00:38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8" office:value-type="time" office:time-value="PT17H30M00S">
            <text:p>17:30</text:p>
          </table:table-cell>
          <table:table-cell table:style-name="ce8" office:value-type="time" office:time-value="PT18H00M00S">
            <text:p>18:00</text:p>
          </table:table-cell>
          <table:table-cell table:style-name="ce15" office:value-type="string">
            <text:p>Verificação das libs do projeto, reorganização da estrutura de classes</text:p>
          </table:table-cell>
          <table:table-cell table:style-name="ce21" table:formula="of:=[.C26]-[.B26]" office:value-type="time" office:time-value="PT00H30M00S">
            <text:p>00:30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8" office:value-type="time" office:time-value="PT18H00M00S">
            <text:p>18:00</text:p>
          </table:table-cell>
          <table:table-cell table:style-name="ce8" office:value-type="time" office:time-value="PT18H05M00S">
            <text:p>18:05</text:p>
          </table:table-cell>
          <table:table-cell table:style-name="ce15" office:value-type="string">
            <text:p>Adição de internacionalização no projeto</text:p>
          </table:table-cell>
          <table:table-cell table:style-name="ce21" table:formula="of:=[.C27]-[.B27]" office:value-type="time" office:time-value="PT00H05M00S">
            <text:p>00:05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8" office:value-type="time" office:time-value="PT18H05M00S">
            <text:p>18:05</text:p>
          </table:table-cell>
          <table:table-cell table:style-name="ce8" office:value-type="time" office:time-value="PT18H30M00S">
            <text:p>18:30</text:p>
          </table:table-cell>
          <table:table-cell table:style-name="ce15" office:value-type="string">
            <text:p>Configuração do DAO para excluir, listar e procurar</text:p>
          </table:table-cell>
          <table:table-cell table:style-name="ce21" table:formula="of:=[.C28]-[.B28]" office:value-type="time" office:time-value="PT00H25M00S">
            <text:p>00:25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8" office:value-type="time" office:time-value="PT18H30M00S">
            <text:p>18:30</text:p>
          </table:table-cell>
          <table:table-cell table:style-name="ce8" office:value-type="time" office:time-value="PT18H34M00S">
            <text:p>18:34</text:p>
          </table:table-cell>
          <table:table-cell table:style-name="ce15" office:value-type="string">
            <text:p>Configuração do managedBean para dar suporte aos novos métodos</text:p>
          </table:table-cell>
          <table:table-cell table:style-name="ce21" table:formula="of:=[.C29]-[.B29]" office:value-type="time" office:time-value="PT00H04M00S">
            <text:p>00:04</text:p>
          </table:table-cell>
        </table:table-row>
        <table:table-row table:style-name="ro4">
          <table:table-cell table:style-name="ce3" office:value-type="date" office:date-value="2011-09-19">
            <text:p>19/09/2011</text:p>
          </table:table-cell>
          <table:table-cell table:style-name="ce8" office:value-type="time" office:time-value="PT16H00M00S">
            <text:p>16:00</text:p>
          </table:table-cell>
          <table:table-cell table:style-name="ce8" office:value-type="time" office:time-value="PT16H40M00S">
            <text:p>16:40</text:p>
          </table:table-cell>
          <table:table-cell table:style-name="ce15" office:value-type="string">
            <text:p>Reestruturação da página com primefaces e adição do Excluir e Listar</text:p>
          </table:table-cell>
          <table:table-cell table:style-name="ce21" table:formula="of:=[.C30]-[.B30]" office:value-type="time" office:time-value="PT00H40M00S">
            <text:p>00:40</text:p>
          </table:table-cell>
        </table:table-row>
        <table:table-row table:style-name="ro4">
          <table:table-cell table:style-name="ce3" office:value-type="date" office:date-value="2011-09-19">
            <text:p>19/09/2011</text:p>
          </table:table-cell>
          <table:table-cell table:style-name="ce8" office:value-type="time" office:time-value="PT16H40M00S">
            <text:p>16:40</text:p>
          </table:table-cell>
          <table:table-cell table:style-name="ce8" office:value-type="time" office:time-value="PT17H50M00S">
            <text:p>17:50</text:p>
          </table:table-cell>
          <table:table-cell table:style-name="ce15" office:value-type="string">
            <text:p>Correção de erros do Primefaces com Ajax</text:p>
          </table:table-cell>
          <table:table-cell table:style-name="ce21" table:formula="of:=[.C31]-[.B31]" office:value-type="time" office:time-value="PT01H10M00S">
            <text:p>01:10</text:p>
          </table:table-cell>
        </table:table-row>
        <table:table-row table:style-name="ro4">
          <table:table-cell table:style-name="ce3" office:value-type="date" office:date-value="2011-09-19">
            <text:p>19/09/2011</text:p>
          </table:table-cell>
          <table:table-cell table:style-name="ce8" office:value-type="time" office:time-value="PT17H50M00S">
            <text:p>17:50</text:p>
          </table:table-cell>
          <table:table-cell table:style-name="ce8" office:value-type="time" office:time-value="PT18H35M00S">
            <text:p>18:35</text:p>
          </table:table-cell>
          <table:table-cell table:style-name="ce15" office:value-type="string">
            <text:p>Adição do busca e estudo sobre Hibernate e Criteria(do Hibernate), finalização do projeto teste</text:p>
          </table:table-cell>
          <table:table-cell table:style-name="ce21" table:formula="of:=[.C32]-[.B32]" office:value-type="time" office:time-value="PT00H45M00S">
            <text:p>00:45</text:p>
          </table:table-cell>
        </table:table-row>
        <table:table-row table:style-name="ro4">
          <table:table-cell table:style-name="ce3" office:value-type="date" office:date-value="2011-09-20">
            <text:p>20/09/2011</text:p>
          </table:table-cell>
          <table:table-cell table:style-name="ce8" office:value-type="time" office:time-value="PT16H00M00S">
            <text:p>16:00</text:p>
          </table:table-cell>
          <table:table-cell table:style-name="ce8" office:value-type="time" office:time-value="PT16H40M00S">
            <text:p>16:40</text:p>
          </table:table-cell>
          <table:table-cell table:style-name="ce15" office:value-type="string">
            <text:p>Estudo do projeto que o Cally me enviou sobre Spring e injeção de dependências / comparação com o feito por mim</text:p>
          </table:table-cell>
          <table:table-cell table:style-name="ce21" table:formula="of:=[.C33]-[.B33]" office:value-type="time" office:time-value="PT00H40M00S">
            <text:p>00:40</text:p>
          </table:table-cell>
        </table:table-row>
        <table:table-row table:style-name="ro4">
          <table:table-cell table:style-name="ce3" office:value-type="date" office:date-value="2011-09-20">
            <text:p>20/09/2011</text:p>
          </table:table-cell>
          <table:table-cell table:style-name="ce8" office:value-type="time" office:time-value="PT16H40M00S">
            <text:p>16:40</text:p>
          </table:table-cell>
          <table:table-cell table:style-name="ce8" office:value-type="time" office:time-value="PT17H00M00S">
            <text:p>17:00</text:p>
          </table:table-cell>
          <table:table-cell table:style-name="ce15" office:value-type="string">
            <text:p>Teste de execução do projeto</text:p>
          </table:table-cell>
          <table:table-cell table:style-name="ce21" table:formula="of:=[.C34]-[.B34]" office:value-type="time" office:time-value="PT00H20M00S">
            <text:p>00:20</text:p>
          </table:table-cell>
        </table:table-row>
        <table:table-row table:style-name="ro4">
          <table:table-cell table:style-name="ce3" office:value-type="date" office:date-value="2011-09-20">
            <text:p>20/09/2011</text:p>
          </table:table-cell>
          <table:table-cell table:style-name="ce8" office:value-type="time" office:time-value="PT17H00M00S">
            <text:p>17:00</text:p>
          </table:table-cell>
          <table:table-cell table:style-name="ce8" office:value-type="time" office:time-value="PT18H50M00S">
            <text:p>18:50</text:p>
          </table:table-cell>
          <table:table-cell table:style-name="ce15" office:value-type="string">
            <text:p>Iniciação da criação do tutorial</text:p>
          </table:table-cell>
          <table:table-cell table:style-name="ce21" table:formula="of:=[.C35]-[.B35]" office:value-type="time" office:time-value="PT01H50M00S">
            <text:p>01:50</text:p>
          </table:table-cell>
        </table:table-row>
        <table:table-row table:style-name="ro4">
          <table:table-cell table:style-name="ce3" office:value-type="date" office:date-value="2011-09-21">
            <text:p>21/09/2011</text:p>
          </table:table-cell>
          <table:table-cell table:style-name="ce8" office:value-type="time" office:time-value="PT16H00M00S">
            <text:p>16:00</text:p>
          </table:table-cell>
          <table:table-cell table:style-name="ce8" office:value-type="time" office:time-value="PT18H00M00S">
            <text:p>18:00</text:p>
          </table:table-cell>
          <table:table-cell table:style-name="ce15" office:value-type="string">
            <text:p>Elaboração do tutorial</text:p>
          </table:table-cell>
          <table:table-cell table:style-name="ce21" table:formula="of:=[.C36]-[.B36]" office:value-type="time" office:time-value="PT02H00M00S">
            <text:p>02:00</text:p>
          </table:table-cell>
        </table:table-row>
        <table:table-row table:style-name="ro4">
          <table:table-cell table:style-name="ce3" office:value-type="date" office:date-value="2011-09-21">
            <text:p>21/09/2011</text:p>
          </table:table-cell>
          <table:table-cell table:style-name="ce8" office:value-type="time" office:time-value="PT22H00M00S">
            <text:p>22:00</text:p>
          </table:table-cell>
          <table:table-cell table:style-name="ce8" office:value-type="time" office:time-value="PT22H30M00S">
            <text:p>22:30</text:p>
          </table:table-cell>
          <table:table-cell table:style-name="ce15" office:value-type="string">
            <text:p>Conversa com o Guiliano sobre as tecnologias usadas</text:p>
          </table:table-cell>
          <table:table-cell table:style-name="ce21" table:formula="of:=[.C37]-[.B37]" office:value-type="time" office:time-value="PT00H30M00S">
            <text:p>00:30</text:p>
          </table:table-cell>
        </table:table-row>
        <table:table-row table:style-name="ro4">
          <table:table-cell table:style-name="ce3" office:value-type="date" office:date-value="2011-09-22">
            <text:p>22/09/2011</text:p>
          </table:table-cell>
          <table:table-cell table:style-name="ce8" office:value-type="time" office:time-value="PT16H00M00S">
            <text:p>16:00</text:p>
          </table:table-cell>
          <table:table-cell table:style-name="ce8" office:value-type="time" office:time-value="PT17H00M00S">
            <text:p>17:00</text:p>
          </table:table-cell>
          <table:table-cell table:style-name="ce15" office:value-type="string">
            <text:p>Estudos sobre Spring</text:p>
          </table:table-cell>
          <table:table-cell table:style-name="ce21" table:formula="of:=[.C38]-[.B38]" office:value-type="time" office:time-value="PT01H00M00S">
            <text:p>01:00</text:p>
          </table:table-cell>
        </table:table-row>
        <table:table-row table:style-name="ro4">
          <table:table-cell table:style-name="ce3" office:value-type="date" office:date-value="2011-09-23">
            <text:p>23/09/2011</text:p>
          </table:table-cell>
          <table:table-cell table:style-name="ce8" office:value-type="time" office:time-value="PT16H00M00S">
            <text:p>16:00</text:p>
          </table:table-cell>
          <table:table-cell table:style-name="ce8" office:value-type="time" office:time-value="PT19H00M00S">
            <text:p>19:00</text:p>
          </table:table-cell>
          <table:table-cell table:style-name="ce15" office:value-type="string">
            <text:p>Estudos sobre Spring</text:p>
          </table:table-cell>
          <table:table-cell table:style-name="ce21" table:formula="of:=[.C39]-[.B39]" office:value-type="time" office:time-value="PT03H00M00S">
            <text:p>03:00</text:p>
          </table:table-cell>
        </table:table-row>
        <table:table-row table:style-name="ro4">
          <table:table-cell table:style-name="ce3" office:value-type="date" office:date-value="2011-09-24">
            <text:p>24/09/2011</text:p>
          </table:table-cell>
          <table:table-cell table:style-name="ce8" office:value-type="time" office:time-value="PT07H40M00S">
            <text:p>07:40</text:p>
          </table:table-cell>
          <table:table-cell table:style-name="ce8" office:value-type="time" office:time-value="PT08H10M00S">
            <text:p>08:10</text:p>
          </table:table-cell>
          <table:table-cell table:style-name="ce15" office:value-type="string">
            <text:p>Estudos sobre Spring</text:p>
          </table:table-cell>
          <table:table-cell table:style-name="ce21" table:formula="of:=[.C40]-[.B40]" office:value-type="time" office:time-value="PT00H30M00S">
            <text:p>00:30</text:p>
          </table:table-cell>
        </table:table-row>
        <table:table-row table:style-name="ro4">
          <table:table-cell table:style-name="ce3" office:value-type="date" office:date-value="2011-09-26">
            <text:p>26/09/2011</text:p>
          </table:table-cell>
          <table:table-cell table:style-name="ce8" office:value-type="time" office:time-value="PT15H30M00S">
            <text:p>15:30</text:p>
          </table:table-cell>
          <table:table-cell table:style-name="ce8" office:value-type="time" office:time-value="PT16H30M00S">
            <text:p>16:30</text:p>
          </table:table-cell>
          <table:table-cell table:style-name="ce15" office:value-type="string">
            <text:p>Estudos sobre Annotation do Spring</text:p>
          </table:table-cell>
          <table:table-cell table:style-name="ce21" table:formula="of:=[.C41]-[.B41]" office:value-type="time" office:time-value="PT01H00M00S">
            <text:p>01:00</text:p>
          </table:table-cell>
        </table:table-row>
        <table:table-row table:style-name="ro4">
          <table:table-cell table:style-name="ce3" office:value-type="date" office:date-value="2011-09-26">
            <text:p>26/09/2011</text:p>
          </table:table-cell>
          <table:table-cell table:style-name="ce8" office:value-type="time" office:time-value="PT22H00M00S">
            <text:p>22:00</text:p>
          </table:table-cell>
          <table:table-cell table:style-name="ce8" office:value-type="time" office:time-value="PT22H30M00S">
            <text:p>22:30</text:p>
          </table:table-cell>
          <table:table-cell table:style-name="ce15" office:value-type="string">
            <text:p>Estudos sobre Annotation do Spring</text:p>
          </table:table-cell>
          <table:table-cell table:style-name="ce21" table:formula="of:=[.C42]-[.B42]" office:value-type="time" office:time-value="PT00H30M00S">
            <text:p>00:30</text:p>
          </table:table-cell>
        </table:table-row>
        <table:table-row table:style-name="ro4">
          <table:table-cell table:style-name="ce3" office:value-type="date" office:date-value="2011-09-27">
            <text:p>27/09/2011</text:p>
          </table:table-cell>
          <table:table-cell table:style-name="ce8" office:value-type="time" office:time-value="PT16H00M00S">
            <text:p>16:00</text:p>
          </table:table-cell>
          <table:table-cell table:style-name="ce8" office:value-type="time" office:time-value="PT19H00M00S">
            <text:p>19:00</text:p>
          </table:table-cell>
          <table:table-cell table:style-name="ce15" office:value-type="string">
            <text:p>Estudos sobre Annotation e teste do mesmo.</text:p>
          </table:table-cell>
          <table:table-cell table:style-name="ce21" table:formula="of:=[.C43]-[.B43]" office:value-type="time" office:time-value="PT03H00M00S">
            <text:p>03:00</text:p>
          </table:table-cell>
        </table:table-row>
        <table:table-row table:style-name="ro4">
          <table:table-cell table:style-name="ce3" office:value-type="date" office:date-value="2011-09-28">
            <text:p>28/09/2011</text:p>
          </table:table-cell>
          <table:table-cell table:style-name="ce8" office:value-type="time" office:time-value="PT16H00M00S">
            <text:p>16:00</text:p>
          </table:table-cell>
          <table:table-cell table:style-name="ce8" office:value-type="time" office:time-value="PT19H00M00S">
            <text:p>19:00</text:p>
          </table:table-cell>
          <table:table-cell table:style-name="ce15" office:value-type="string">
            <text:p>Configuração do projeto teste para efetuar testes de perfomance do hibernete / efetuando testes</text:p>
          </table:table-cell>
          <table:table-cell table:style-name="ce21" table:formula="of:=[.C44]-[.B44]" office:value-type="time" office:time-value="PT03H00M00S">
            <text:p>03:00</text:p>
          </table:table-cell>
        </table:table-row>
        <table:table-row table:style-name="ro4">
          <table:table-cell table:style-name="ce3" office:value-type="date" office:date-value="2011-09-29">
            <text:p>29/09/2011</text:p>
          </table:table-cell>
          <table:table-cell table:style-name="ce8" office:value-type="time" office:time-value="PT16H00M00S">
            <text:p>16:00</text:p>
          </table:table-cell>
          <table:table-cell table:style-name="ce8" office:value-type="time" office:time-value="PT19H00M00S">
            <text:p>19:00</text:p>
          </table:table-cell>
          <table:table-cell table:style-name="ce15" office:value-type="string">
            <text:p>Configuração do projeto para novo teste do hibernate / efetuado teste</text:p>
          </table:table-cell>
          <table:table-cell table:style-name="ce21" table:formula="of:=[.C45]-[.B45]" office:value-type="time" office:time-value="PT03H00M00S">
            <text:p>03:00</text:p>
          </table:table-cell>
        </table:table-row>
        <table:table-row table:style-name="ro4">
          <table:table-cell table:style-name="ce3" office:value-type="date" office:date-value="2011-09-30">
            <text:p>30/09/2011</text:p>
          </table:table-cell>
          <table:table-cell table:style-name="ce8" office:value-type="time" office:time-value="PT16H00M00S">
            <text:p>16:00</text:p>
          </table:table-cell>
          <table:table-cell table:style-name="ce8" office:value-type="time" office:time-value="PT19H00M00S">
            <text:p>19:00</text:p>
          </table:table-cell>
          <table:table-cell table:style-name="ce15" office:value-type="string">
            <text:p>Configuração da arquitetura inicial com as tecnologias envolvidas, inicio da configuração final para teste do hibernate</text:p>
          </table:table-cell>
          <table:table-cell table:style-name="ce21" table:formula="of:=[.C46]-[.B46]" office:value-type="time" office:time-value="PT03H00M00S">
            <text:p>03:00</text:p>
          </table:table-cell>
        </table:table-row>
        <table:table-row table:style-name="ro1">
          <table:table-cell table:style-name="ce4"/>
          <table:table-cell table:style-name="ce9" table:number-columns-repeated="2"/>
          <table:table-cell table:style-name="ce16"/>
          <table:table-cell table:style-name="ce9"/>
        </table:table-row>
        <table:table-row table:style-name="ro1" table:number-rows-repeated="9">
          <table:table-cell table:style-name="ce5"/>
          <table:table-cell table:style-name="ce10" table:number-columns-repeated="2"/>
          <table:table-cell table:style-name="ce17"/>
          <table:table-cell table:style-name="ce10"/>
        </table:table-row>
        <table:table-row table:style-name="ro1" table:number-rows-repeated="35">
          <table:table-cell table:number-columns-repeated="4"/>
          <table:table-cell table:style-name="ce10"/>
        </table:table-row>
        <table:table-row table:style-name="ro1" table:number-rows-repeated="6544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A10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1">01/10/2011</text:date>, <text:time>15:3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22H56M32S</meta:editing-duration>
    <meta:editing-cycles>29</meta:editing-cycles>
    <meta:generator>BrOffice.org/3.2$Win32 OpenOffice.org_project/320m18$Build-9502</meta:generator>
    <dc:date>2011-10-01T15:31:19.37</dc:date>
    <meta:document-statistic meta:table-count="3" meta:cell-count="226" meta:object-count="0"/>
    <meta:user-defined meta:name="Info 1"/>
    <meta:user-defined meta:name="Info 2"/>
    <meta:user-defined meta:name="Info 3"/>
    <meta:user-defined meta:name="Info 4"/>
  </office:meta>
</office:document-meta>
</file>